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81e" officeooo:paragraph-rsid="0001b81e"/>
    </style:style>
    <style:style style:name="P2" style:family="paragraph" style:parent-style-name="Standard">
      <style:text-properties officeooo:rsid="00055438" officeooo:paragraph-rsid="00055438"/>
    </style:style>
    <style:style style:name="T1" style:family="text">
      <style:text-properties officeooo:rsid="00032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LAN’S, Sub-interfaces, VTP</text:p>
      <text:p text:style-name="P1">VLAN’s → virtual local area networks</text:p>
      <text:p text:style-name="P1">VTP → vlan trunking protocol</text:p>
      <text:p text:style-name="P1"/>
      <text:p text:style-name="P1">Coneção de uma VLAN com um servidor, <text:span text:style-name="T1">para ser possível haver partilha de informação:</text:span></text:p>
      <text:p text:style-name="P1"/>
      <text:p text:style-name="P1">Caso1: 1 servidor por VLAN (MAU!), não permite partilha de dados entre os diferentes servidores</text:p>
      <text:p text:style-name="P1"/>
      <text:p text:style-name="P1">Caso2: 1 servidor com N interfaces de rede a ocupar N portas do switch, 1 por VLAN (MAU!), não permite escalar!</text:p>
      <text:p text:style-name="P1"/>
      <text:p text:style-name="P1">Caso3: 1 interface do switch em modo trunk e sub-interfaces no servidor</text:p>
      <text:p text:style-name="P1">G1 0/0.10 → vlan 10</text:p>
      <text:p text:style-name="P1">G1 0/0.20 → vlan 20</text:p>
      <text:p text:style-name="P1">G1 0/0.30 → vlan 30</text:p>
      <text:p text:style-name="P1"/>
      <text:p text:style-name="P2">PARA O TESTE:</text:p>
      <text:p text:style-name="P2"/>
      <text:p text:style-name="P2">Protocolos de acesso ao meio;</text:p>
      <text:p text:style-name="P2">Ethernet 10 100 1000 10000 (como funciona)</text:p>
      <text:p text:style-name="P2">HUB vs SWITCH</text:p>
      <text:p text:style-name="P2">Mac address-table (Bridges)</text:p>
      <text:p text:style-name="P2">STP E RSTP (IMPORTANTE!!!) - Alterações topologicas</text:p>
      <text:p text:style-name="P2">VLAN’s (Acesso ports, trunk ports)</text:p>
      <text:p text:style-name="P2">Protocolo VTP(SERVER, CLIENT, TRANSPARENT)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2-09T19:35:20.774000000</dc:date>
    <meta:editing-duration>PT43M21S</meta:editing-duration>
    <meta:editing-cycles>2</meta:editing-cycles>
    <meta:document-statistic meta:table-count="0" meta:image-count="0" meta:object-count="0" meta:page-count="1" meta:paragraph-count="18" meta:word-count="128" meta:character-count="760" meta:non-whitespace-character-count="650"/>
  </office:meta>
</office:document-meta>
</file>